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353cm" fo:line-height="115%" style:text-autospace="none"/>
      <style:text-properties style:font-name="Times New Roman" fo:font-size="12pt" fo:language="zxx" fo:country="none" style:font-name-asian="Calibri" style:font-size-asian="12pt" style:font-name-complex="Calibri" style:font-size-complex="12pt"/>
    </style:style>
    <style:style style:name="P2" style:family="paragraph" style:parent-style-name="Text_20_body">
      <style:text-properties style:font-name="Traditional Arabic" fo:language="zxx" fo:country="none"/>
    </style:style>
    <style:style style:name="P3" style:family="paragraph" style:parent-style-name="Text_20_body">
      <style:paragraph-properties fo:margin-top="0cm" fo:margin-bottom="0.353cm" fo:line-height="115%" style:text-autospace="none"/>
      <style:text-properties style:font-name="Traditional Arabic" fo:font-size="12pt" fo:language="zxx" fo:country="none" style:font-name-asian="Calibri" style:font-size-asian="12pt" style:font-name-complex="Calibri" style:font-size-complex="12pt"/>
    </style:style>
    <style:style style:name="P4" style:family="paragraph" style:parent-style-name="Standard">
      <style:text-properties style:font-name="Traditional Arabic"/>
    </style:style>
    <style:style style:name="P5" style:family="paragraph" style:parent-style-name="Standard">
      <style:text-properties style:font-name="Traditional Arabic" fo:language="zxx" fo:country="none"/>
    </style:style>
    <style:style style:name="P6" style:family="paragraph" style:parent-style-name="Standard">
      <style:paragraph-properties fo:margin-top="0cm" fo:margin-bottom="0.353cm" fo:line-height="115%" style:text-autospace="none"/>
      <style:text-properties style:font-name="Traditional Arabic" fo:font-size="12pt" fo:language="zxx" fo:country="none" style:font-name-asian="Calibri" style:font-size-asian="12pt" style:font-name-complex="Calibri" style:font-size-complex="12pt"/>
    </style:style>
    <style:style style:name="T1" style:family="text">
      <style:text-properties style:font-name="Times New Roman" fo:font-size="12pt" fo:language="zxx" fo:country="none" style:font-name-asian="Calibri" style:font-size-asian="12pt" style:font-name-complex="Calibri" style:font-size-complex="12pt"/>
    </style:style>
    <style:style style:name="T2" style:family="text">
      <style:text-properties fo:language="zxx" fo:country="none"/>
    </style:style>
    <style:style style:name="T3" style:family="text">
      <style:text-properties fo:font-size="12pt" fo:language="zxx" fo:country="none" style:font-name-asian="Calibri" style:font-size-asian="12pt" style:font-name-complex="Calibri" style:font-size-complex="12pt"/>
    </style:style>
    <style:style style:name="T4" style:family="text">
      <style:text-properties style:font-name="Traditional Arab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ellverzeichnis</text:p>
      <text:p text:style-name="P4"/>
      <text:p text:style-name="P4">[ImKr15-1] Seite 661</text:p>
      <text:p text:style-name="P4">[ImKr15-2] Seite 662</text:p>
      <text:p text:style-name="P4">[ImKr15-3] Seite 660</text:p>
      <text:p text:style-name="P4">[ImKr15-4] Seite 689</text:p>
      <text:p text:style-name="P4"/>
      <text:p text:style-name="P4">[WiproM09-1] Seite 9</text:p>
      <text:p text:style-name="P4">[WvtWi12-1] Seite 24</text:p>
      <text:p text:style-name="P4">[WvtWi12-2] Seite 31</text:p>
      <text:p text:style-name="P6">[ErfIT 05-1] Seite 90</text:p>
      <text:p text:style-name="P6">[CompIuKsys02-1] Seite 132</text:p>
      <text:p text:style-name="P6"/>
      <text:p text:style-name="P6">Onlinequellen:</text:p>
      <text:p text:style-name="P5">[Prowis-1] <text:s/>http://www.prowis.net/prowis/?q=node/121 (letzter Stand 03.12.2016)</text:p>
      <text:p text:style-name="P2">[Prowis-2] <text:s/>http://www.prowis.net/prowis/?q=node/142 (letzter Stand 03.12.2016)</text:p>
      <text:p text:style-name="P2">[Prowis-3] <text:s/>http://www.prowis.net/prowis/?q=node/160 (letzter Stand 03.12.2016)</text:p>
      <text:p text:style-name="P2">[Prowis-4] <text:s/>http://www.prowis.net/prowis/?q=node/104 (letzter Stand 09.12.2016)</text:p>
      <text:p text:style-name="P2">[Prowis-5] <text:s/>http://www.prowis.net/prowis/?q=node/120 (letzter Stand 09.12.2016)</text:p>
      <text:p text:style-name="P2">[pixsoft-1] https://www.pixsoftware.de/atlassian-jira-software (letzter Stand 03.12.2016)</text:p>
      <text:p text:style-name="P2">[Shoehne-1] http://www.sebastian-hoehne.de/confluence-ueberblick/ (letzter Stand 03.12.2016)</text:p>
      <text:p text:style-name="P2">[Evno-1] https://evernote.com/intl/de/ (letzter Stand 09.12.2016)</text:p>
      <text:p text:style-name="P2">[EnzyWinfo-1] www.enzyklopaedie-der-wirtschaftsinformatik.de/lexikon/daten-wissen/Informationsmanagement/Informationsmanagement--Konzepte-des/Content-Management-System-/index.html (letzter Stand 09.12.2016)</text:p>
      <text:p text:style-name="P3"/>
      <text:p text:style-name="P3">Praxisbeispiele:</text:p>
      <text:p text:style-name="P6">[Prabsp-1] <text:s/>Fallbeispiel aus der Praxis: siehe Anhang P3 digital services GmbH: </text:p>
      <text:p text:style-name="P6">http://www.prowis.net/prowis/sites/default/files/pdf/Praxisbeispiele/ewo/p3_digital_services.pdf</text:p>
      <text:p text:style-name="P3">(letzter Stand 03.12.2016)</text:p>
      <text:p text:style-name="P4"><text:span text:style-name="T3">[</text:span><text:span text:style-name="T2">Prabsp-2] <text:s/></text:span><text:span text:style-name="T2">Fallbeispiel aus der Praxis: siehe Anhang allresists GmbH </text:span></text:p>
      <text:p text:style-name="P4"><text:soft-page-break/>http://www.prowis.net/prowis/sites/default/files/pdf/Praxisbeispiele/ewo/allresist.pdf</text:p>
      <text:p text:style-name="P2">(letzter Stand 03.12.2016)</text:p>
      <text:p text:style-name="P4">[Prabsp-3] <text:s/>Fallbeispiel aus der Praxis: siehe T-Systems MMS GmbH </text:p>
      <text:p text:style-name="P2">http://www.prowis.net/prowis/sites/default/files/pdf/Praxisbeispiele/ewo/tsystems_mms.pdf</text:p>
      <text:p text:style-name="P2">(letzter Stand 03.12.2016)</text:p>
      <text:p text:style-name="P2">[Prabsp-4] <text:s/>Fallbeispiel aus der Praxis: siehe CONET Solutions GmbH http://www.prowis.net/prowis/sites/default/files/pdf/Praxisbeispiele/bgp/fit_bgp_conet.pdf</text:p>
      <text:p text:style-name="P3">(letzter Stand 09.12.2016)</text:p>
      <text:p text:style-name="P3">[Prabsp-5] Fallbeispiel aus der Praxis: siehe PHOENIX CONTACT GmbH&amp;Co.KG http://www.prowis.net/prowis/sites/default/files/pdf/Praxisbeispiele/bgp/fit_bgp_phoenix.pdf</text:p>
      <text:p text:style-name="P3">(letzter Stand 09.12.2016)</text:p>
      <text:p text:style-name="P3"/>
      <text:p text:style-name="P3"/>
      <text:p text:style-name="P3"/>
      <text:p text:style-name="P3">Abbildungsverzeichnis:</text:p>
      <text:p text:style-name="P3">Titelbild: enthält Teilbild von</text:p>
      <text:p text:style-name="P1"><text:a xlink:type="simple" xlink:href="http://www.publicdomainpictures.net/pictures/60000/velka/business-people-group.jpg" text:style-name="Internet_20_link" text:visited-style-name="Visited_20_Internet_20_Link"><text:span text:style-name="T4">http://www.publicdomainpictures.net/pictures/60000/velka/business-people-group.jpg</text:span></text:a><text:span text:style-name="T4"> </text:span></text:p>
      <text:p text:style-name="P3">(letzter Stand 10.12.2016)</text:p>
      <text:p text:style-name="P6">[ImKr15-Abb1] Seite 665</text:p>
      <text:p text:style-name="P6">[WvtWi12-Abb1] Seite 33</text:p>
      <text:p text:style-name="P6">[WiproM09-Abb1] Seite 45</text:p>
      <text:p text:style-name="P6">[WiproM09-Abb2] Seite 28</text:p>
      <text:p text:style-name="P2">[Shoehne-2] http://www.sebastian-hoehne.de/confluence-ueberblick/ (letzter Stand 03.12.2016)</text:p>
      <text:p text:style-name="P2">[Prowis-Abb1] http://www.prowis.net/prowis/?q=node/131 (letzter Stand 03.12.2016)</text:p>
      <text:p text:style-name="P2">[Prowis-Abb2] http://www.prowis.net/prowis/?q=node/142 (letzter Stand 03.12.2016)</text:p>
      <text:p text:style-name="P2">[Prowis-Abb3] http://www.prowis.net/prowis/?q=node/142 (letzter Stand 03.12.2016)</text:p>
      <text:p text:style-name="P2">[Prowis-Abb4] http://www.prowis.net/prowis/?q=node/104 (letzter Stand 09.12.2016)</text:p>
      <text:p text:style-name="P2"><text:soft-page-break/>[Prowis-Abb5] http://www.prowis.net/prowis/?q=node/120 (letzter Stand 09.12.2016)</text:p>
      <text:p text:style-name="P4">[Mm-1] https://info.examtime.com/files/2012/11/How-to-create-a-mind-map-mindmap.jpg (letzter Stand 09.12.201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03T18:44:06.62</meta:creation-date>
    <dc:date>2016-12-11T18:20:42.79</dc:date>
    <meta:editing-duration>PT11H30M4S</meta:editing-duration>
    <meta:editing-cycles>16</meta:editing-cycles>
    <meta:generator>OpenOffice/4.1.1$Win32 OpenOffice.org_project/411m6$Build-9775</meta:generator>
    <meta:document-statistic meta:table-count="0" meta:image-count="0" meta:object-count="0" meta:page-count="3" meta:paragraph-count="49" meta:word-count="200" meta:character-count="2883"/>
  </office:meta>
</office:document-meta>
</file>